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0db710" officeooo:paragraph-rsid="000cf989"/>
    </style:style>
    <style:style style:name="P11" style:family="paragraph" style:parent-style-name="Azione_20_attore">
      <style:text-properties officeooo:rsid="000db710" officeooo:paragraph-rsid="000db710"/>
    </style:style>
    <style:style style:name="P12" style:family="paragraph" style:parent-style-name="Azione_20_attore">
      <style:text-properties officeooo:rsid="0012f53f" officeooo:paragraph-rsid="000cf989"/>
    </style:style>
    <style:style style:name="P13" style:family="paragraph" style:parent-style-name="Azione_20_attore">
      <style:text-properties officeooo:rsid="000cf989" officeooo:paragraph-rsid="0012f53f"/>
    </style:style>
    <style:style style:name="P14" style:family="paragraph" style:parent-style-name="Azione_20_attore" style:list-style-name="">
      <style:text-properties officeooo:rsid="000cf989" officeooo:paragraph-rsid="000cf989"/>
    </style:style>
    <style:style style:name="P15" style:family="paragraph" style:parent-style-name="Azione_20_sistema">
      <style:text-properties officeooo:rsid="000cf989" officeooo:paragraph-rsid="000cf989"/>
    </style:style>
    <style:style style:name="P16" style:family="paragraph" style:parent-style-name="Azione_20_sistema">
      <style:text-properties officeooo:rsid="0013cfcb" officeooo:paragraph-rsid="0013cfcb"/>
    </style:style>
    <style:style style:name="P17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4a617"/>
    </style:style>
    <style:style style:name="T10" style:family="text">
      <style:text-properties officeooo:rsid="0015f5f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nuovo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81886" text:style-name="Numerazione_20_UC">
              <text:list-header>
                <text:p text:style-name="P10"/>
              </text:list-header>
              <text:list-item>
                <text:p text:style-name="P11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5">Il sistema <text:span text:style-name="T10">mostra </text:span>la <text:span text:style-name="T8">lista dei questionari</text:span></text:p>
              </text:list-item>
              <text:list-item>
                <text:p text:style-name="P12">L'utente accede alla sezione di inserimento dei questionari</text:p>
              </text:list-item>
              <text:list-item>
                <text:p text:style-name="P15">Il s<text:span text:style-name="T2">istema mostra il form per l'inserimento del questionario</text:span></text:p>
              </text:list-item>
              <text:list-item>
                <text:p text:style-name="P13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6">Il sistema memorizza il questionario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1471982" text:style-name="L1">
              <text:list-item>
                <text:p text:style-name="P17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2</meta:editing-cycles>
    <meta:generator>LibreOffice/3.6$Windows_x86 LibreOffice_project/da8c1e6-fd468f4-454e206-f42a4a9-143cfd</meta:generator>
    <dc:date>2012-10-19T21:33:31.51</dc:date>
    <meta:document-statistic meta:table-count="1" meta:image-count="0" meta:object-count="0" meta:page-count="1" meta:paragraph-count="21" meta:word-count="144" meta:character-count="966" meta:non-whitespace-character-count="844"/>
  </office:meta>
</office:document-meta>
</file>